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50.38mm"/>
    </style:style>
    <style:style style:name="co2" style:family="table-column">
      <style:table-column-properties fo:break-before="auto" style:column-width="96.13mm"/>
    </style:style>
    <style:style style:name="co3" style:family="table-column">
      <style:table-column-properties fo:break-before="auto" style:column-width="22.33mm"/>
    </style:style>
    <style:style style:name="co4" style:family="table-column">
      <style:table-column-properties fo:break-before="auto" style:column-width="51.47mm"/>
    </style:style>
    <style:style style:name="co5" style:family="table-column">
      <style:table-column-properties fo:break-before="auto" style:column-width="43.29mm"/>
    </style:style>
    <style:style style:name="co6" style:family="table-column">
      <style:table-column-properties fo:break-before="auto" style:column-width="42.74mm"/>
    </style:style>
    <style:style style:name="co7" style:family="table-column">
      <style:table-column-properties fo:break-before="auto" style:column-width="181.36mm"/>
    </style:style>
    <style:style style:name="co8" style:family="table-column">
      <style:table-column-properties fo:break-before="auto" style:column-width="22.58mm"/>
    </style:style>
    <style:style style:name="ro1" style:family="table-row">
      <style:table-row-properties style:row-height="20m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end" fo:margin-left="0mm"/>
    </style:style>
    <style:style style:name="T1" style:family="text">
      <style:text-properties style:font-name="Liberation Sans" style:font-name-asian="Droid Sans Fallback" style:font-name-complex="Noto Sans Devanagari"/>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ce3"/>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office:value-type="string" calcext:value-type="string">
            <text:p>Dejavnost</text:p>
          </table:table-cell>
          <table:table-cell table:style-name="ce1" office:value-type="string" calcext:value-type="string">
            <text:p>Nosilec</text:p>
          </table:table-cell>
          <table:table-cell table:style-name="ce2" office:value-type="string" calcext:value-type="string">
            <text:p>Razredi</text:p>
          </table:table-cell>
          <table:table-cell table:style-name="ce1" office:value-type="string" calcext:value-type="string">
            <text:p>Termini</text:p>
          </table:table-cell>
          <table:table-cell table:style-name="ce1" office:value-type="string" calcext:value-type="string">
            <text:p>Cena</text:p>
          </table:table-cell>
          <table:table-cell table:style-name="ce1" office:value-type="string" calcext:value-type="string">
            <text:p>Max število prijavljenih</text:p>
          </table:table-cell>
          <table:table-cell table:style-name="ce1" office:value-type="string" calcext:value-type="string">
            <text:p>Opis</text:p>
          </table:table-cell>
          <table:table-cell table:style-name="ce1" office:value-type="string" calcext:value-type="string">
            <text:p>KONEC</text:p>
          </table:table-cell>
          <table:table-cell table:style-name="ce1" table:number-columns-repeated="1016"/>
        </table:table-row>
        <table:table-row table:style-name="ro1">
          <table:table-cell office:value-type="string" calcext:value-type="string">
            <text:p>Francoščina</text:p>
          </table:table-cell>
          <table:table-cell office:value-type="string" calcext:value-type="string">
            <text:p>Jelka Perne</text:p>
          </table:table-cell>
          <table:table-cell office:value-type="float" office:value="1.2" calcext:value-type="float">
            <text:p>1,2</text:p>
          </table:table-cell>
          <table:table-cell office:value-type="string" calcext:value-type="string">
            <text:p>Torek 14.35 – 15.20</text:p>
          </table:table-cell>
          <table:table-cell/>
          <table:table-cell office:value-type="float" office:value="28" calcext:value-type="float">
            <text:p>28</text:p>
          </table:table-cell>
          <table:table-cell office:value-type="string" calcext:value-type="string">
            <text:p>Veliko francoskih besed že poznate. Ne verjamete? Pa poglejmo:</text:p>
            <text:p> </text:p>
            <text:p>Ali radi jeste POMMES FRITES, PURÉE, BIFTECK, SARDINES, </text:p>
            <text:p>ANANAS, BANANES, BONBONS, CHOCOLAT, SALADE, BROCCOLI?</text:p>
            <text:p>Ali se radi vozite z AVION, AUTOBUS, AUTOMOBILE, LIMOUSINE, TAXI, HÉLICOPTÈRE, CAMION, BARQUE, GONDOLE?</text:p>
            <text:p>Ali greste v živalski vrt pogledat GIRAFES, CROCODILES, TIGRES, ZÈBRES, PANDAS, KOALAS, KANGOUROUS, COBRA, CHIMPANZÉ?</text:p>
            <text:p>Ali poznate kakšnega PROFESSEUR, DIRECTEUR, PHOTOGRAPHE, DOCTEUR, VÉTÉRINAIRE, CHAUFFEUR, PILOTE, DÉTECTIVE, GANGSTER, VAMPIRE?</text:p>
            <text:p>Ali podnevi nosite CRAVATE, ponoči PYJAMA, na plaži BIKINI, na zabavi pa PARFUM?</text:p>
            <text:p>Doma imate zagotovo TÉLÉVISION, RADIO, TÉLÉPHONE, ASPIRINE.</text:p>
            <text:p>Se radi ukvarjate s SPORT: GOLF, KARATÉ, TENNIS, PING-PONG, FOOTBALL, BOXE?</text:p>
            <text:p>Igrate kakšen INSTRUMENT de la MUSIQUE: VIOLON, CLARINETTE, TROMPETTE, GUITARE, MANDOLINE, CONTREBASSE?</text:p>
            <text:p>Ali greste radi v RESTAURANT, BAR, DISCOTHÈQUE, BOUTIQUE, PARC, MUSÉE?  </text:p>
            <text:p> </text:p>
            <text:p>Francoščina ni težka, slovnica je lažja kot slovenska, </text:p>
            <text:p>saj nima dvojine in srednjega spola, črko r malo pogrkujejo, </text:p>
            <text:p>ko izgovorijo črki m in n, to storijo skozi nos in naglas je vedno na zadnjem zlogu.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Francoščina</text:p>
          </table:table-cell>
          <table:table-cell office:value-type="string" calcext:value-type="string">
            <text:p>Jelka Perne</text:p>
          </table:table-cell>
          <table:table-cell office:value-type="string" calcext:value-type="string">
            <text:p>3, 4, 5</text:p>
          </table:table-cell>
          <table:table-cell office:value-type="string" calcext:value-type="string">
            <text:p>Torek 15.30 – 16.15</text:p>
          </table:table-cell>
          <table:table-cell/>
          <table:table-cell office:value-type="float" office:value="28" calcext:value-type="float">
            <text:p>28</text:p>
          </table:table-cell>
          <table:table-cell office:value-type="string" calcext:value-type="string">
            <text:p> Veliko francoskih besed že poznate. Ne verjamete? Pa poglejmo:</text:p>
            <text:p> </text:p>
            <text:p>Ali radi jeste POMMES FRITES, PURÉE, BIFTECK, SARDINES, </text:p>
            <text:p>ANANAS, BANANES, BONBONS, CHOCOLAT, SALADE, BROCCOLI?</text:p>
            <text:p>Ali se radi vozite z AVION, AUTOBUS, AUTOMOBILE, LIMOUSINE, TAXI, HÉLICOPTÈRE, CAMION, BARQUE, GONDOLE?</text:p>
            <text:p>Ali greste v živalski vrt pogledat GIRAFES, CROCODILES, TIGRES, ZÈBRES, PANDAS, KOALAS, KANGOUROUS, COBRA, CHIMPANZÉ?</text:p>
            <text:p>Ali poznate kakšnega PROFESSEUR, DIRECTEUR, PHOTOGRAPHE, DOCTEUR, VÉTÉRINAIRE, CHAUFFEUR, PILOTE, DÉTECTIVE, GANGSTER, VAMPIRE?</text:p>
            <text:p>Ali podnevi nosite CRAVATE, ponoči PYJAMA, na plaži BIKINI, na zabavi pa PARFUM?</text:p>
            <text:p>Doma imate zagotovo TÉLÉVISION, RADIO, TÉLÉPHONE, ASPIRINE.</text:p>
            <text:p>Se radi ukvarjate s SPORT: GOLF, KARATÉ, TENNIS, PING-PONG, FOOTBALL, BOXE?</text:p>
            <text:p>Igrate kakšen INSTRUMENT de la MUSIQUE: VIOLON, CLARINETTE, TROMPETTE, GUITARE, MANDOLINE, CONTREBASSE?</text:p>
            <text:p>Ali greste radi v RESTAURANT, BAR, DISCOTHÈQUE, BOUTIQUE, PARC, MUSÉE?  </text:p>
            <text:p> </text:p>
            <text:p>Francoščina ni težka, slovnica je lažja kot slovenska, </text:p>
            <text:p>saj nima dvojine in srednjega spola, črko r malo pogrkujejo, </text:p>
            <text:p>ko izgovorijo črki m in n, to storijo skozi nos in naglas je vedno na zadnjem zlogu.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Latinščina</text:p>
          </table:table-cell>
          <table:table-cell office:value-type="string" calcext:value-type="string">
            <text:p>Jelka Perne</text:p>
          </table:table-cell>
          <table:table-cell office:value-type="string" calcext:value-type="string">
            <text:p>5,6,7,8,9</text:p>
          </table:table-cell>
          <table:table-cell office:value-type="string" calcext:value-type="string">
            <text:p>Petek 14.35 – 15.20</text:p>
          </table:table-cell>
          <table:table-cell/>
          <table:table-cell office:value-type="float" office:value="21" calcext:value-type="float">
            <text:p>21</text:p>
          </table:table-cell>
          <table:table-cell office:value-type="string" calcext:value-type="string">
            <text:p>Za latinščino pravijo, da je "mrtev" jezik, kar seveda ne drži. Res je, da se noben narod v vsakdanjem življenju ne sporazumeva v latinščini, vendar je kljub temu prisotna na vseh področjih našega življenja (medicina, farmacija, umetnost, literatura ...).</text:p>
            <text:p>Ste se kdaj vprašali, kaj pomenijo in od kod izvirajo razna imena trgovin, kot so Mercator, Merkur, Sanolabor ipd. ali pa osebna imena kot na primer Roman, Karmen, Klara, Klemen, Viktor, Primož, Sabina, Silva? </text:p>
            <text:p>O tem in še o marsičem se bomo učili pri pouku latinščine. Spoznali bomo osnove latinske slovnice, se učili o življenju v starodavni Grčiji in Rimu, osvojili bomo veliko novih besed, ki jih bomo primerjali z besedami v drugih tujih jezikih (angleščina, nemščina, francoščina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emščina – začetni</text:p>
          </table:table-cell>
          <table:table-cell office:value-type="string" calcext:value-type="string">
            <text:p>Karin Žunič</text:p>
          </table:table-cell>
          <table:table-cell office:value-type="float" office:value="2.3" calcext:value-type="float">
            <text:p>2,3</text:p>
          </table:table-cell>
          <table:table-cell office:value-type="string" calcext:value-type="string">
            <text:p>Sreda 15.30 – 16.15</text:p>
          </table:table-cell>
          <table:table-cell/>
          <table:table-cell office:value-type="float" office:value="28" calcext:value-type="float">
            <text:p>28</text:p>
          </table:table-cell>
          <table:table-cell office:value-type="string" calcext:value-type="string">
            <text:p>Skozi igro, glasbo, pesem, ples, z gibi in mimiko vadimo, ponavljamo, utrjujemo, usvajamo besedišče in se učimo nemščino. Ob zgodbah, ki se navezujejo na izbrano temo, učenci aktivno sodelujejo in razvijajo pozitivni odnos do nemščine. Nimajo strahu, da bi narobe povedali ali nepravilno izgovorili. Hitreje se naučijo pravilne in naravne izgovarjave, pridobijo ritem, intonacijo in posluh za tuji jezik.</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emščina – nadaljevalni</text:p>
          </table:table-cell>
          <table:table-cell office:value-type="string" calcext:value-type="string">
            <text:p>Karin Žunič</text:p>
          </table:table-cell>
          <table:table-cell office:value-type="string" calcext:value-type="string">
            <text:p>4, 5, 6</text:p>
          </table:table-cell>
          <table:table-cell office:value-type="string" calcext:value-type="string">
            <text:p>Sreda 14.35 – 15.20</text:p>
          </table:table-cell>
          <table:table-cell/>
          <table:table-cell office:value-type="float" office:value="28" calcext:value-type="float">
            <text:p>28</text:p>
          </table:table-cell>
          <table:table-cell office:value-type="string" calcext:value-type="string">
            <text:p>Skozi igro, glasbo, pesem, ples, z gibi in mimiko vadimo, ponavljamo, utrjujemo, usvajamo besedišče in se učimo nemščino. Ob zgodbah, ki se navezujejo na izbrano temo, učenci aktivno sodelujejo in razvijajo pozitivni odnos do nemščine. Nimajo strahu, da bi narobe povedali ali nepravilno izgovorili. Hitreje se naučijo pravilne in naravne izgovarjave, pridobijo ritem, intonacijo in posluh za tuji jezik.</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Gledališki laboratorij</text:p>
          </table:table-cell>
          <table:table-cell office:value-type="string" calcext:value-type="string">
            <text:p>Mojca Planinc</text:p>
          </table:table-cell>
          <table:table-cell office:value-type="string" calcext:value-type="string">
            <text:p>4, 5, 6</text:p>
          </table:table-cell>
          <table:table-cell office:value-type="string" calcext:value-type="string">
            <text:p>Torek 14.35 – 15.20</text:p>
          </table:table-cell>
          <table:table-cell/>
          <table:table-cell office:value-type="float" office:value="28" calcext:value-type="float">
            <text:p>28</text:p>
          </table:table-cell>
          <table:table-cell office:value-type="string" calcext:value-type="string">
            <text:p>V gledališkem laboratoriju  bodo učenci eksperimentirali z gledališčem in vsem, kar sodi h gledališki kulturi:</text:p>
            <text:p>razvijanje možnosti izražanja z mimiko, kretnjami, gibanjem in govorom v odrskem prostoru;</text:p>
            <text:p>razvijanje zmožnosti gledališkega izražanja:</text:p>
            <text:p>z dramskimi improvizacijami bodo posnemali vsakdanje opravke, izražali občutja, čustva, lastnosti oseb; improvizirali bodo na podlagi zgodb in dramskih situacij;</text:p>
            <text:p>vadili bodo tehniko igranja: sproščenost, vaje za ravnotežje, hitrost, ritem, dihanje, ozaveščanje drže lastnega telesa in telesa soigralca/cev;</text:p>
            <text:p>vadili bodo pantomimo: mimiko, kretnje, gibanje.</text:p>
            <text:p/>
            <text:p>Preko gledaliških tehnik bodo ozavestili  držo lastnega  telesa,  držo soigralca in vpliva vseh omenjenih dejavnikov na vsakdanje življenje. </text:p>
            <text:p/>
            <text:p>Cilj  bo ustvariti tudi gledališko predstavo.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Gledališki krožek</text:p>
          </table:table-cell>
          <table:table-cell office:value-type="string" calcext:value-type="string">
            <text:p>Helena Pogorelc Škerlep </text:p>
          </table:table-cell>
          <table:table-cell office:value-type="string" calcext:value-type="string">
            <text:p>7, 8, 9</text:p>
          </table:table-cell>
          <table:table-cell table:number-columns-repeated="2"/>
          <table:table-cell office:value-type="float" office:value="28" calcext:value-type="float">
            <text:p>28</text:p>
          </table:table-cell>
          <table:table-cell office:value-type="string" calcext:value-type="string">
            <text:p>V gledališkem krožku  bodo učenci eksperimentirali z gledališčem in vsem, kar sodi h gledališki kulturi:</text:p>
            <text:p>razvijanje možnosti izražanja z mimiko, kretnjami, gibanjem in govorom v odrskem prostoru;</text:p>
            <text:p>razvijanje zmožnosti gledališkega izražanja:</text:p>
            <text:p>z dramskimi improvizacijami bodo posnemali vsakdanje opravke, izražali občutja, čustva, lastnosti oseb; improvizirali bodo na podlagi zgodb in dramskih situacij;</text:p>
            <text:p>vadili bodo tehniko igranja: sproščenost, vaje za ravnotežje, hitrost, ritem, dihanje, ozaveščanje drže lastnega telesa in telesa soigralca/cev;</text:p>
            <text:p>vadili bodo pantomimo: mimiko, kretnje, gibanje.</text:p>
            <text:p/>
            <text:p>Preko gledaliških tehnik bodo ozavestili  držo lastnega  telesa,  držo soigralca in vpliva vseh omenjenih dejavnikov na vsakdanje življenje. </text:p>
            <text:p/>
            <text:p>Cilj  bo ustvariti tudi gledališko predstavo.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Impro skupina</text:p>
          </table:table-cell>
          <table:table-cell office:value-type="string" calcext:value-type="string">
            <text:p>Mojca Planinc</text:p>
          </table:table-cell>
          <table:table-cell office:value-type="string" calcext:value-type="string">
            <text:p>7, 8, 9</text:p>
          </table:table-cell>
          <table:table-cell office:value-type="string" calcext:value-type="string">
            <text:p>Sreda 14.35 – 15.20</text:p>
          </table:table-cell>
          <table:table-cell/>
          <table:table-cell office:value-type="float" office:value="28" calcext:value-type="float">
            <text:p>28</text:p>
          </table:table-cell>
          <table:table-cell office:value-type="string" calcext:value-type="string">
            <text:p>Z impro skupino se bodo učenci preko improvizacijskega gledališča kulturno razgibali, zadovoljili željo po druženju in gledališkem udejstvovanju. Preko iger se bodo navdušili nad igrivo spontanim duhom gledališke improvizacije. Seznanili se bodo s sproščeno igralsko izraznostjo, ki jo najhitreje dosežemo skozi tehnike in metode gledališke improvizacije. Obenem so vaje pogosto usmerjene v reševanje določenih odrskih nalog, pri katerih udeleženci pozabijo na to, da so na odru, in so usmerjeni v to, kar se na njem dogaja. Zato so vaje gledališke improvizacije prikladno orodje za premagovanje treme, vzpostavljanje in razumevanje dela v skupini, vživljanje v različne karakterje, hitrejšo odzivnost in sprejemanje tujih in svojih idej.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Krožek za razmišljanje</text:p>
          </table:table-cell>
          <table:table-cell office:value-type="string" calcext:value-type="string">
            <text:p>Špela Červ</text:p>
          </table:table-cell>
          <table:table-cell office:value-type="string" calcext:value-type="string">
            <text:p>4, 5, 6</text:p>
          </table:table-cell>
          <table:table-cell office:value-type="string" calcext:value-type="string">
            <text:p>Ponedeljek 14.35 – 15.20</text:p>
          </table:table-cell>
          <table:table-cell/>
          <table:table-cell office:value-type="float" office:value="28" calcext:value-type="float">
            <text:p>28</text:p>
          </table:table-cell>
          <table:table-cell office:value-type="string" calcext:value-type="string">
            <text:p>Znaš misliti? Znaš razmišljati? Veš, da se tega lahko naučiš? Naučili se bomo strukturirano in samostojno razmišljati s pomočjo CoRT metod. Spoznali bomo metode CoRT1, kjer bomo širili moč zaznavanja, in metode CoRT4, kjer bomo razvijali in vadili kreativnost, tako da bodo učenci svoje razmišljanje znali tudi oblikovati. </text:p>
            <text:p/>
            <text:p/>
            <text:p>Z zavedanjem sveta in z lastnim razmišljanjem si bodo učenci lahko pomagali tako pri šolskih obveznostih kot tudi v vsakdanjih situacijah izven šol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Lego krožek</text:p>
          </table:table-cell>
          <table:table-cell office:value-type="string" calcext:value-type="string">
            <text:p>Rado Novaković</text:p>
          </table:table-cell>
          <table:table-cell office:value-type="string" calcext:value-type="string">
            <text:p>1, 2, 3</text:p>
          </table:table-cell>
          <table:table-cell office:value-type="string" calcext:value-type="string">
            <text:p>Sreda 15.30 – 16.15</text:p>
          </table:table-cell>
          <table:table-cell/>
          <table:table-cell office:value-type="float" office:value="28" calcext:value-type="float">
            <text:p>28</text:p>
          </table:table-cell>
          <table:table-cell office:value-type="string" calcext:value-type="string">
            <text:p>Kdor se rad igra, sestavlja in gradi, po načrtu, domišljiji, sam ali s prijatelji, je vabljen na oblikovanje z Lego kockami.</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Ročna ustvarjalnica</text:p>
          </table:table-cell>
          <table:table-cell office:value-type="string" calcext:value-type="string">
            <text:p><text:s/>Barbara Rebec Smrdel</text:p>
          </table:table-cell>
          <table:table-cell office:value-type="string" calcext:value-type="string">
            <text:p>1, 2, 3</text:p>
          </table:table-cell>
          <table:table-cell office:value-type="string" calcext:value-type="string">
            <text:p>Ponedeljek 14.35 – 15.20</text:p>
          </table:table-cell>
          <table:table-cell/>
          <table:table-cell office:value-type="float" office:value="21" calcext:value-type="float">
            <text:p>21</text:p>
          </table:table-cell>
          <table:table-cell office:value-type="string" calcext:value-type="string">
            <text:p>Ustvarjalni krožek je namenjen vsem tistim, ki so ustvarjalni, inovativni in imajo željo po oblikovanju iz najrazličnejših materialov in v različnih likovnih tehnikah.</text:p>
            <text:p>Izdelovali bomo iz papirja, odpadne embalaže, blaga, das-mase in gline, fimo mase, gumbov, volne …  </text:p>
            <text:p> </text:p>
            <text:p>Motive in materiale bomo izbirali glede na letni čas, mesec, bližajoč praznik ... </text:p>
            <text:p>Učenci si bodo razvijali ročne spretnosti, fino motoriko, ustvarjalnost, domišljijo, čut za estetiko, natančnost ter vztrajnost. </text:p>
            <text:p> </text:p>
            <text:p>Pri ustvarjalnem krožku domišljija nima meja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Likovni krožek – prva skupina</text:p>
          </table:table-cell>
          <table:table-cell office:value-type="string" calcext:value-type="string">
            <text:p>Petra Novak Trobentar </text:p>
          </table:table-cell>
          <table:table-cell office:value-type="string" calcext:value-type="string">
            <text:p>1, 2, 3, 4, 5, 6</text:p>
          </table:table-cell>
          <table:table-cell office:value-type="string" calcext:value-type="string">
            <text:p>Torek 15.30 – 16.15</text:p>
          </table:table-cell>
          <table:table-cell/>
          <table:table-cell office:value-type="float" office:value="21" calcext:value-type="float">
            <text:p>21</text:p>
          </table:table-cell>
          <table:table-cell office:value-type="string" calcext:value-type="string">
            <text:p>Pri likovnem krožku učitelj otroke usmerja k spoznavanju različnih likovnih tehnik in orodij, lahko pa si tudi sami izbirajo likovne materiale in pripomočke. </text:p>
            <text:p/>
            <text:p> Učenci bodo pri likovnem krožku spoznavali naslednja likovna področja, materiale in pripomočke:</text:p>
            <text:p>RISANJE s svinčnikom (B2), grafitom, peresom in tušem, čopičem in tušem, ogljem, flomastri, suhimi barvicami in voščenkami;</text:p>
            <text:p>SLIKANJE s tempera barvami, suhimi in akvarelnimi barvicami, voščenkami, suhimi pasteli in kredami;</text:p>
            <text:p>KIPARSTVO z glino in papirjem;</text:p>
            <text:p>OBLIKOVANJE PROSTORA s tršim papirjem in odpadno embalažo;</text:p>
            <text:p>GRAFIKO in tisk s pečatniki;</text:p>
            <text:p>RAČUNALNIŠKO GRAFIKO bodo spoznavali vodeno, v računalniški učilnici.</text:p>
            <text:p/>
            <text:p>Sodelovali bodo na likovnih natečajih, pri pripravi razstav in novoletni krasitvi šolske avl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Likovni krožek – druga skupina</text:p>
          </table:table-cell>
          <table:table-cell office:value-type="string" calcext:value-type="string">
            <text:p>Petra Novak Trobentar </text:p>
          </table:table-cell>
          <table:table-cell office:value-type="string" calcext:value-type="string">
            <text:p>1, 2, 3, 4, 5, 6</text:p>
          </table:table-cell>
          <table:table-cell office:value-type="string" calcext:value-type="string">
            <text:p>Petek 14.35 – 15.20</text:p>
          </table:table-cell>
          <table:table-cell/>
          <table:table-cell office:value-type="float" office:value="21" calcext:value-type="float">
            <text:p>21</text:p>
          </table:table-cell>
          <table:table-cell office:value-type="string" calcext:value-type="string">
            <text:p>Pri likovnem krožku učitelj otroke usmerja k spoznavanju različnih likovnih tehnik in orodij, lahko pa si tudi sami izbirajo likovne materiale in pripomočke. </text:p>
            <text:p/>
            <text:p> Učenci bodo pri likovnem krožku spoznavali naslednja likovna področja, materiale in pripomočke:</text:p>
            <text:p>RISANJE s svinčnikom (B2), grafitom, peresom in tušem, čopičem in tušem, ogljem, flomastri, suhimi barvicami in voščenkami;</text:p>
            <text:p>SLIKANJE s tempera barvami, suhimi in akvarelnimi barvicami, voščenkami, suhimi pasteli in kredami;</text:p>
            <text:p>KIPARSTVO z glino in papirjem;</text:p>
            <text:p>OBLIKOVANJE PROSTORA s tršim papirjem in odpadno embalažo;</text:p>
            <text:p>GRAFIKO in tisk s pečatniki;</text:p>
            <text:p>RAČUNALNIŠKO GRAFIKO bodo spoznavali vodeno, v računalniški učilnici.</text:p>
            <text:p/>
            <text:p>Sodelovali bodo na likovnih natečajih, pri pripravi razstav in novoletni krasitvi šolske avl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Les je lep in uporaben</text:p>
          </table:table-cell>
          <table:table-cell office:value-type="string" calcext:value-type="string">
            <text:p>Petra Novak Trobentar </text:p>
          </table:table-cell>
          <table:table-cell office:value-type="string" calcext:value-type="string">
            <text:p>5, 6, 7, 8, 9</text:p>
          </table:table-cell>
          <table:table-cell office:value-type="string" calcext:value-type="string">
            <text:p>Četrtek 14.35 – 15.20</text:p>
          </table:table-cell>
          <table:table-cell/>
          <table:table-cell office:value-type="float" office:value="21" calcext:value-type="float">
            <text:p>21</text:p>
          </table:table-cell>
          <table:table-cell office:value-type="string" calcext:value-type="string">
            <text:p>Učenci boste spoznali osnove nastanka lesa, najpogostejše vrste in nekatere lastnosti lesa. Za izdelavo uporabnega lesenega izdelka boste najprej izdelali idejno skico in načrt, nadaljevali pa s preprostimi obdelovalnimi postopki ter z izbiro ustreznega orodja in strojev. Posebno pozornost bomo namenili varstvu pri delu.</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Fotografija</text:p>
          </table:table-cell>
          <table:table-cell office:value-type="string" calcext:value-type="string">
            <text:p>Marko Bešlič</text:p>
          </table:table-cell>
          <table:table-cell office:value-type="string" calcext:value-type="string">
            <text:p>7, 8, 9</text:p>
          </table:table-cell>
          <table:table-cell office:value-type="string" calcext:value-type="string">
            <text:p>Četrtek 14.35 – 15.20</text:p>
          </table:table-cell>
          <table:table-cell/>
          <table:table-cell office:value-type="float" office:value="21" calcext:value-type="float">
            <text:p>21</text:p>
          </table:table-cell>
          <table:table-cell office:value-type="string" calcext:value-type="string">
            <text:p>Učenci bodo spoznali osnove delovanja kamer s poudarkom na kreativni izrabi fotografske tehnike. Spoznali in uporabljali bodo osnove kompozicije pri portretiranju, fotografiranju pokrajine in predmetov. Seznanili se bodo z osnovnimi tehnikami poudarjanja motivov. Naučili se bodo videti svetlobo, ki je tista, ki v resnici riše fotografije. Pouk bo delo potekal v učilnici, delno pa na terenu v okolici šole. Predhodno znanje iz fotografiranja ni potrebno. Učenci potrebujejo lastne fotoaparate, zaželeno je, da gre vsaj za enostavno kompaktno kamero (fotoaparati, vgrajeni v mobilne telefone, ne omogočajo kaj prida učenja fotografije). Vseeno je, ali gre za digitalno kamero ali kamero na film.</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Glasbena ustvarjalnica</text:p>
          </table:table-cell>
          <table:table-cell office:value-type="string" calcext:value-type="string">
            <text:p>Ana Vrenko</text:p>
          </table:table-cell>
          <table:table-cell office:value-type="string" calcext:value-type="string">
            <text:p>3, 4, 5</text:p>
          </table:table-cell>
          <table:table-cell office:value-type="string" calcext:value-type="string">
            <text:p>Ponedeljek 15.30 – 16.15</text:p>
          </table:table-cell>
          <table:table-cell/>
          <table:table-cell office:value-type="float" office:value="21" calcext:value-type="float">
            <text:p>21</text:p>
          </table:table-cell>
          <table:table-cell office:value-type="string" calcext:value-type="string">
            <text:p>V glasbeni ustvarjalnici bodo učenci spoznavali možnosti ustvarjanja z glasbo preko glasbenih improvizacij, ritmičnih in melodičnih iger, vaj za spoznavanje glasu in slušne pozornosti. Seznanili se bodo z različnimi glasbili in ustvarjali nanje. Z vajami za spodbujanje domišljije in povezovanjem giba, glasu in zvoka bodo iskali svoj izraz v glasbi. Glasbena ustvarjalnica bo učencem ponudila možnost napredovanja na slušnem področju, v glasovnem izražanju, pri premagovanju treme pred nastopanjem, vživljanju v glasbo in odpirala nove možnosti za njihov glasbeni razvoj. Dotaknili se bomo tako prvin elementarne glasbe, kot sodobne in popularne. Naše ustvarjanje pa bo tako povezalo glasbo, igro, ples in otroško domišljijo.</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Otroški pevski zbor 1</text:p>
          </table:table-cell>
          <table:table-cell office:value-type="string" calcext:value-type="string">
            <text:p>Marija Zupan</text:p>
          </table:table-cell>
          <table:table-cell office:value-type="string" calcext:value-type="string">
            <text:p>2, 3, 4, 5</text:p>
          </table:table-cell>
          <table:table-cell office:value-type="string" calcext:value-type="string">
            <text:p>Ponedeljek 14.35 – 15.20</text:p>
            <text:p>Sreda 14.35 – 15.20</text:p>
          </table:table-cell>
          <table:table-cell/>
          <table:table-cell office:value-type="float" office:value="1000" calcext:value-type="float">
            <text:p>1000</text:p>
          </table:table-cell>
          <table:table-cell office:value-type="string" calcext:value-type="string">
            <text:p>Otroški pevski zbor združuje učence od 1. do 5. razreda. Ker so sposobnosti in glasovni obseg učencev različni, vsako leto oblikujem dva otroška pevska zbora. Sodelovanje v pevskem zboru omogoča otrokom večstransko napredovanje in razvijanje spodobnosti: poleg razvijanja glasbeno-pevskih sposobnosti, učenci razvijajo estetki čut, discipliniranost, vztrajnost, doslednost, natančnost, razvijajo čut odgovornosti in pripadnosti skupini (vzgoja za delo v skupini). Druženju s sovrstniki in spoznavanje bogastva glasbenega izročila pa naj bi pevce tudi razveseljevalo in sproščalo.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Otroški pevski zbor 2</text:p>
          </table:table-cell>
          <table:table-cell office:value-type="string" calcext:value-type="string">
            <text:p>Marija Zupan</text:p>
          </table:table-cell>
          <table:table-cell office:value-type="string" calcext:value-type="string">
            <text:p>1, 2, 3, 4, 5</text:p>
          </table:table-cell>
          <table:table-cell office:value-type="string" calcext:value-type="string">
            <text:p>Sreda 15.30 – 16.15</text:p>
          </table:table-cell>
          <table:table-cell/>
          <table:table-cell office:value-type="float" office:value="1000" calcext:value-type="float">
            <text:p>1000</text:p>
          </table:table-cell>
          <table:table-cell office:value-type="string" calcext:value-type="string">
            <text:p>Otroški pevski zbor združuje učence od 1. do 5. razreda. Ker so sposobnosti in glasovni obseg učencev različni, vsako leto oblikujem dva otroška pevska zbora. Sodelovanje v pevskem zboru omogoča otrokom večstransko napredovanje in razvijanje spodobnosti: poleg razvijanja glasbeno-pevskih sposobnosti, učenci razvijajo estetki čut, discipliniranost, vztrajnost, doslednost, natančnost, razvijajo čut odgovornosti in pripadnosti skupini (vzgoja za delo v skupini). Druženju s sovrstniki in spoznavanje bogastva glasbenega izročila pa naj bi pevce tudi razveseljevalo in sproščalo.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Mladinski pevski zbor</text:p>
          </table:table-cell>
          <table:table-cell office:value-type="string" calcext:value-type="string">
            <text:p>Marija Zupan</text:p>
          </table:table-cell>
          <table:table-cell office:value-type="string" calcext:value-type="string">
            <text:p>6, 7, 8, 9</text:p>
          </table:table-cell>
          <table:table-cell office:value-type="string" calcext:value-type="string">
            <text:p>Torek 14.35 – 15.20</text:p>
            <text:p>Četrtek 14.35 – 15.20</text:p>
          </table:table-cell>
          <table:table-cell/>
          <table:table-cell office:value-type="float" office:value="1000" calcext:value-type="float">
            <text:p>1000</text:p>
          </table:table-cell>
          <table:table-cell office:value-type="string" calcext:value-type="string">
            <text:p>Mladinski pevski zbor združuje pevce od 6. do 9. razreda. Večje pevske sposobnosti že omogočajo spoznavanje in osvajanje zahtevnejšega, bolj raznolikega pevskega programa, ob čemer pa je ne le več dela in prizadevanja, temveč tudi več veselja.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Planinstvo</text:p>
          </table:table-cell>
          <table:table-cell office:value-type="string" calcext:value-type="string">
            <text:p>Jana Kebler Zaletel </text:p>
          </table:table-cell>
          <table:table-cell office:value-type="string" calcext:value-type="string">
            <text:p>1, 2, 3, 4, 5, 6, 7, 8, 9</text:p>
          </table:table-cell>
          <table:table-cell table:number-columns-repeated="2"/>
          <table:table-cell office:value-type="float" office:value="1000" calcext:value-type="float">
            <text:p>1000</text:p>
          </table:table-cell>
          <table:table-cell office:value-type="string" calcext:value-type="string">
            <text:p>S pohodi v naravo si krepimo zdravje, se družimo s prijatelji in sošolci. Na planinskem krožku spoznavamo in osvajamo znanja s področja planinstva. Glavni cilj krožka pa je navajanje mladih na aktivno preživljanje prostega časa v naravi. Učenci razvijajo pozitiven odnos do narave, njenih naravnih lepot in bogastev. </text:p>
            <text:p/>
            <text:p>Termin: ena sobota v mesecu</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Računalniški krožek za najmlajše</text:p>
          </table:table-cell>
          <table:table-cell office:value-type="string" calcext:value-type="string">
            <text:p>Rado Novaković</text:p>
          </table:table-cell>
          <table:table-cell office:value-type="float" office:value="2.3" calcext:value-type="float">
            <text:p>2,3</text:p>
          </table:table-cell>
          <table:table-cell office:value-type="string" calcext:value-type="string">
            <text:p>Sreda 14.35 – 15.20</text:p>
          </table:table-cell>
          <table:table-cell/>
          <table:table-cell office:value-type="float" office:value="28" calcext:value-type="float">
            <text:p>28</text:p>
          </table:table-cell>
          <table:table-cell office:value-type="string" calcext:value-type="string">
            <text:p>Pri delu bomo spoznali in uporabljali napravo, ki je namenjena za učenje, delo in zabavo.</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Astronomski krožek</text:p>
          </table:table-cell>
          <table:table-cell office:value-type="string" calcext:value-type="string">
            <text:p>Rado Novaković</text:p>
          </table:table-cell>
          <table:table-cell office:value-type="string" calcext:value-type="string">
            <text:p>1, 2, 3</text:p>
          </table:table-cell>
          <table:table-cell office:value-type="string" calcext:value-type="string">
            <text:p>Torek 14.35 – 15.20</text:p>
          </table:table-cell>
          <table:table-cell/>
          <table:table-cell office:value-type="float" office:value="28" calcext:value-type="float">
            <text:p>28</text:p>
          </table:table-cell>
          <table:table-cell office:value-type="string" calcext:value-type="string">
            <text:p>Nič hudega, če ne veste, kako sta masa in hitrost povezani z energijo:</text:p>
            <text:p>na poti po vesolju boste potrebovali predvsem dobro voljo in domišljijo.</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Prva pomoč</text:p>
          </table:table-cell>
          <table:table-cell office:value-type="string" calcext:value-type="string">
            <text:p>Jana Kebler Zaletel </text:p>
          </table:table-cell>
          <table:table-cell office:value-type="string" calcext:value-type="string">
            <text:p>5, 6, 7, 8</text:p>
          </table:table-cell>
          <table:table-cell table:number-columns-repeated="2"/>
          <table:table-cell office:value-type="float" office:value="28" calcext:value-type="float">
            <text:p>28</text:p>
          </table:table-cell>
          <table:table-cell office:value-type="string" calcext:value-type="string">
            <text:p>Učenci bodo pri interesni dejavnosti pridobili teoretično in praktično znanje prve pomoči, da bodo lahko pomagali sebi in drugim ob nesrečah, nezgodah in nenadnih obolenjih. Spoznali bodo nezgodne situacije, v katerih je življenje zaradi poškodb neposredno ogroženo in se naučili pravilnega ukrepanja. Obenem bodo razvijali tudi občutek za delo v skupini, sprejemali mnenja drugih in ne nazadnje razvijali ustvarjalno mišljenje. </text:p>
            <text:p/>
            <text:p>Vključili se bomo v projekt »Samo eno življenje imaš«, ki ga vodi Rdeči križ, sodelovali pa bomo tudi na osnovnošolskih tekmovanjih iz znanja prve pomoči. </text:p>
            <text:p/>
            <text:p>Termin po dogovoru glede na urnik učencev</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Šah</text:p>
          </table:table-cell>
          <table:table-cell office:value-type="string" calcext:value-type="string">
            <text:p>Stojan Milenković</text:p>
          </table:table-cell>
          <table:table-cell office:value-type="string" calcext:value-type="string">
            <text:p>2, 3, 4, 5, 6</text:p>
          </table:table-cell>
          <table:table-cell office:value-type="string" calcext:value-type="string">
            <text:p>Sreda 14.35 – 15.20</text:p>
          </table:table-cell>
          <table:table-cell/>
          <table:table-cell office:value-type="float" office:value="28" calcext:value-type="float">
            <text:p>28</text:p>
          </table:table-cell>
          <table:table-cell office:value-type="string" calcext:value-type="string">
            <text:p>Šah je igra, ki spodbuja in širi miselne sposobnosti učencev. Učenci razvijajo logično mišljenje in predvidevanje, pozitivne značajske lastnosti (disciplina, metodičnost, izraba časa, odnos do nasprotnika) ter kritični odnos do svoje in nasprotnikove igre. Učenci se učijo potrpežljivosti ter naučijo spoštovanja pravil in nasprotnikov.</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Folklora</text:p>
          </table:table-cell>
          <table:table-cell office:value-type="string" calcext:value-type="string">
            <text:p>Marija Zupan</text:p>
          </table:table-cell>
          <table:table-cell office:value-type="float" office:value="7" calcext:value-type="float">
            <text:p>7</text:p>
          </table:table-cell>
          <table:table-cell table:number-columns-repeated="2"/>
          <table:table-cell office:value-type="float" office:value="28" calcext:value-type="float">
            <text:p>28</text:p>
          </table:table-cell>
          <table:table-cell office:value-type="string" calcext:value-type="string">
            <text:p>Otroška folklorna skupina bo ohranjala, predvsem pa poustvarjala ter na različnih prizoriščih predstavljala prvine ljudskega izročila. V svoje nastope poleg ljudskega plesa, ki zavzema osrednje mesto, bo vključevala tudi ljudsko pesem ter nekatere šege in navade, ki so z ljudskim plesnim izročilom smiselno povezane. Program bodo izvajali v kostumih, s katerimi bodo skušali predstavljati način oblačenja ljudi ob posameznih dogodkih v preteklosti. </text:p>
            <text:p/>
            <text:p><text:span text:style-name="T1">Termin po dogovoru glede na urnik učencev</text:span></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Športna gimnastika (dečki in deklice)</text:p>
          </table:table-cell>
          <table:table-cell office:value-type="string" calcext:value-type="string">
            <text:p>ŠD Sokol Bežigrad</text:p>
          </table:table-cell>
          <table:table-cell office:value-type="string" calcext:value-type="string">
            <text:p>1, 2, 3, 4, 5</text:p>
          </table:table-cell>
          <table:table-cell office:value-type="string" calcext:value-type="string">
            <text:p>Četrtek 16.20 – 17.05</text:p>
            <text:p>Petek 16.20 – 17.05</text:p>
          </table:table-cell>
          <table:table-cell/>
          <table:table-cell office:value-type="float" office:value="21" calcext:value-type="float">
            <text:p>21</text:p>
          </table:table-cell>
          <table:table-cell office:value-type="string" calcext:value-type="string">
            <text:p>Gimnastika je osnovni šport, ki razvija gibalne spretnosti, osebnost otrok ter nudi izhodišče za ukvarjanje z drugimi športi in kakovost življenja na višji ravni. Strokovno dognano je, da so otroci v času med petim in devetim letom starosti najbolj dovzetni za razvoj gibalnih spretnosti. Trenerji športne gimnastike so tem namenom pripravili program rekreativne športne gimnastike, ki bo poskrbel za skladen telesni razvoj in razvoj gibalnih ter funkcionalnih sposobnosti vašega otroka.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Odbojka (dečki in deklice)</text:p>
          </table:table-cell>
          <table:table-cell office:value-type="string" calcext:value-type="string">
            <text:p>Športno društvo Odbojkarska šola Ljubljana</text:p>
          </table:table-cell>
          <table:table-cell office:value-type="string" calcext:value-type="string">
            <text:p>3, 4, 5</text:p>
          </table:table-cell>
          <table:table-cell office:value-type="string" calcext:value-type="string">
            <text:p>Petek 15.30 – 16.15</text:p>
          </table:table-cell>
          <table:table-cell/>
          <table:table-cell office:value-type="float" office:value="21" calcext:value-type="float">
            <text:p>21</text:p>
          </table:table-cell>
          <table:table-cell office:value-type="string" calcext:value-type="string">
            <text:p>Odbojka je izjemno priljubljena rekreacijska igra po vsem svetu, kot tekmovalni šport pa ima veliko privržencev in gledalcev. V družini športnih iger z žogo je najmlajša, najmanj agresivna, hkrati pa najbolj socialno naravnana. </text:p>
            <text:p/>
            <text:p>Odbojkarska šola Ljubljana že vrsto let izvaja interesno dejavnost po ljubljanskih osnovnih šolah. V okviru brezplačne vadbe trenira odbojko več kot 300 fantov in deklet, ki med seboj tekmujejo na OŠL-jevih turnirjih. V OŠL delajo mladi, izobraženi trenerji, ki so vsakega nadobudnega odbojkarskega navdušenca še kako veseli.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Odbojka (dečki in deklice)</text:p>
          </table:table-cell>
          <table:table-cell office:value-type="string" calcext:value-type="string">
            <text:p>Športno društvo Odbojkarska šola Ljubljana</text:p>
          </table:table-cell>
          <table:table-cell office:value-type="string" calcext:value-type="string">
            <text:p>6, 7, 8, 9</text:p>
          </table:table-cell>
          <table:table-cell office:value-type="string" calcext:value-type="string">
            <text:p>Petek 16.20 – 17.05</text:p>
          </table:table-cell>
          <table:table-cell/>
          <table:table-cell office:value-type="float" office:value="21" calcext:value-type="float">
            <text:p>21</text:p>
          </table:table-cell>
          <table:table-cell office:value-type="string" calcext:value-type="string">
            <text:p>Odbojka je izjemno priljubljena rekreacijska igra po vsem svetu, kot tekmovalni šport pa ima veliko privržencev in gledalcev. V družini športnih iger z žogo je najmlajša, najmanj agresivna, hkrati pa najbolj socialno naravnana. </text:p>
            <text:p/>
            <text:p>Odbojkarska šola Ljubljana že vrsto let izvaja interesno dejavnost po ljubljanskih osnovnih šolah. V okviru brezplačne vadbe trenira odbojko več kot 300 fantov in deklet, ki med seboj tekmujejo na OŠL-jevih turnirjih. V OŠL delajo mladi, izobraženi trenerji, ki so vsakega nadobudnega odbojkarskega navdušenca še kako veseli.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ogomet (dečki)</text:p>
          </table:table-cell>
          <table:table-cell office:value-type="string" calcext:value-type="string">
            <text:p>ŠD Otroška nogometna šola Ljubljana</text:p>
          </table:table-cell>
          <table:table-cell office:value-type="float" office:value="1" calcext:value-type="float">
            <text:p>1</text:p>
          </table:table-cell>
          <table:table-cell office:value-type="string" calcext:value-type="string">
            <text:p>Ponedeljek 14.35 – 15.20</text:p>
            <text:p>Sreda 14.35 – 15.20</text:p>
          </table:table-cell>
          <table:table-cell office:value-type="string" calcext:value-type="string">
            <text:p>10 €/mesec</text:p>
          </table:table-cell>
          <table:table-cell office:value-type="float" office:value="21" calcext:value-type="float">
            <text:p>21</text:p>
          </table:table-cell>
          <table:table-cell office:value-type="string" calcext:value-type="string">
            <text:p>Trenerji in vodje oddelkov ter drugi člani ONŠ Ljubljana se zavedajo pomembne družbene vloge, ki jo predstavlja šport, zato osnovne usmeritve njihovega delovanja temeljijo na plemenitih vrednotah, kot so delavnost, solidarnost, strpnost, tovarištvo in samozavest ter seveda znanje. </text:p>
            <text:p/>
            <text:p>Spoštuj nasprotnike in ostale športne akterje, vedno igraj pošteno in na zmago ter sprejmi poraz z dostojanstvom - to so najpomembnejša pravila fair playa, ki so vodilo pri navajanju na zdravo tekmovalnost in so pomembna tako za športno kot širšo socializacijo otrok.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ogomet (dečki)</text:p>
          </table:table-cell>
          <table:table-cell office:value-type="string" calcext:value-type="string">
            <text:p>ŠD Otroška nogometna šola Ljubljana</text:p>
          </table:table-cell>
          <table:table-cell office:value-type="float" office:value="2" calcext:value-type="float">
            <text:p>2</text:p>
          </table:table-cell>
          <table:table-cell office:value-type="string" calcext:value-type="string">
            <text:p>Ponedeljek 15.30 – 16.15</text:p>
            <text:p>Sreda 15.30 – 16.15</text:p>
          </table:table-cell>
          <table:table-cell office:value-type="string" calcext:value-type="string">
            <text:p>10 €/mesec</text:p>
          </table:table-cell>
          <table:table-cell office:value-type="float" office:value="21" calcext:value-type="float">
            <text:p>21</text:p>
          </table:table-cell>
          <table:table-cell office:value-type="string" calcext:value-type="string">
            <text:p>Trenerji in vodje oddelkov ter drugi člani ONŠ Ljubljana se zavedajo pomembne družbene vloge, ki jo predstavlja šport, zato osnovne usmeritve njihovega delovanja temeljijo na plemenitih vrednotah, kot so delavnost, solidarnost, strpnost, tovarištvo in samozavest ter seveda znanje. </text:p>
            <text:p/>
            <text:p>Spoštuj nasprotnike in ostale športne akterje, vedno igraj pošteno in na zmago ter sprejmi poraz z dostojanstvom - to so najpomembnejša pravila fair playa, ki so vodilo pri navajanju na zdravo tekmovalnost in so pomembna tako za športno kot širšo socializacijo otrok.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ogomet (dečki)</text:p>
          </table:table-cell>
          <table:table-cell office:value-type="string" calcext:value-type="string">
            <text:p>ŠD Otroška nogometna šola Ljubljana</text:p>
          </table:table-cell>
          <table:table-cell office:value-type="float" office:value="3.4" calcext:value-type="float">
            <text:p>3,4</text:p>
          </table:table-cell>
          <table:table-cell office:value-type="string" calcext:value-type="string">
            <text:p>Sreda 14.35 – 15.20</text:p>
            <text:p>Petek 14.35 – 15.20</text:p>
          </table:table-cell>
          <table:table-cell office:value-type="string" calcext:value-type="string">
            <text:p>10 €/mesec</text:p>
          </table:table-cell>
          <table:table-cell office:value-type="float" office:value="21" calcext:value-type="float">
            <text:p>21</text:p>
          </table:table-cell>
          <table:table-cell office:value-type="string" calcext:value-type="string">
            <text:p>Trenerji in vodje oddelkov ter drugi člani ONŠ Ljubljana se zavedajo pomembne družbene vloge, ki jo predstavlja šport, zato osnovne usmeritve njihovega delovanja temeljijo na plemenitih vrednotah, kot so delavnost, solidarnost, strpnost, tovarištvo in samozavest ter seveda znanje. </text:p>
            <text:p/>
            <text:p>Spoštuj nasprotnike in ostale športne akterje, vedno igraj pošteno in na zmago ter sprejmi poraz z dostojanstvom - to so najpomembnejša pravila fair playa, ki so vodilo pri navajanju na zdravo tekmovalnost in so pomembna tako za športno kot širšo socializacijo otrok.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Rokomet (deklice)</text:p>
          </table:table-cell>
          <table:table-cell office:value-type="string" calcext:value-type="string">
            <text:p>Rokometni klub Krim</text:p>
          </table:table-cell>
          <table:table-cell office:value-type="string" calcext:value-type="string">
            <text:p>1, 2, 3</text:p>
          </table:table-cell>
          <table:table-cell office:value-type="string" calcext:value-type="string">
            <text:p>Sreda 15.30 – 16.15</text:p>
          </table:table-cell>
          <table:table-cell/>
          <table:table-cell office:value-type="float" office:value="21" calcext:value-type="float">
            <text:p>21</text:p>
          </table:table-cell>
          <table:table-cell office:value-type="string" calcext:value-type="string">
            <text:p>Dekleta bodo pri interesni dejavnosti „cici rokomet“ naredila svoje prve korake v tem dinamičnem športu. Posvetili se bomo predvsem osnovam rokometa, torej pravilnemu vodenju, lovljenju in podajanju žoge, raznim strelom na gol, različnim gibanjem po igrišču, razvoju splošnih motoričnih sposobnosti, precej časa pa bomo namenili igri cici rokometa in drugim prilagojenim igram z žogo. </text:p>
            <text:p/>
            <text:p>Kot ekipa bomo tekmovali v šolskem pokalu v „cici rokometu“, vsaka udeleženka se bo tekom šolskega leta lahko udeležila Krimovih mini turnirjev, ki so namenjeni najmlajšim rokometašicam. </text:p>
            <text:p/>
            <text:p>Za vpis na interesno dejavnost predznanje ni potrebno. Treninge bo vodil licencirani trener rokometa iz vrst Rokometne šole Krim Junior. Dekleta, ki bi se rada preizkusila v tako zanimivem in vznemirljivem športu kot je rokomet, vabimo, da se nam pridružijo. Ne bo vam žal!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Atletika (dečki in deklice)</text:p>
          </table:table-cell>
          <table:table-cell office:value-type="string" calcext:value-type="string">
            <text:p>Atletsko društvo MASS</text:p>
          </table:table-cell>
          <table:table-cell office:value-type="string" calcext:value-type="string">
            <text:p>1, 2, 3</text:p>
          </table:table-cell>
          <table:table-cell office:value-type="string" calcext:value-type="string">
            <text:p>Četrtek 15.30 – 16.15</text:p>
          </table:table-cell>
          <table:table-cell/>
          <table:table-cell office:value-type="float" office:value="21" calcext:value-type="float">
            <text:p>21</text:p>
          </table:table-cell>
          <table:table-cell office:value-type="string" calcext:value-type="string">
            <text:p>Atletsko društvo Mass Ljubljana za otroke, stare od 6. leta naprej, izvaja program otroške atletike (Kids' Atlhetics). Program vsebuje vadbo, ki je primerna otrokovim potrebam, njihovim razvojnim sposobnostim in njihovi motivaciji. Otroška atletika je zasnovana tako, da otroci razvijajo gibalne spretnosti ter postopoma širijo in nadgrajujejo svoja gibalna znanja in sposobnosti. Atletski pripomočki, s katerimi se otroci učijo osnov atletskih disciplin, so po obliki in teži njim prilagojeni. Otroška atletika je zabavna, pisana in igriva, zato k vpisu vabimo vse, ki radi skačejo, tečejo in mečejo.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Tenis (dečki in deklice)</text:p>
          </table:table-cell>
          <table:table-cell office:value-type="string" calcext:value-type="string">
            <text:p>Jaki šport</text:p>
          </table:table-cell>
          <table:table-cell office:value-type="float" office:value="1" calcext:value-type="float">
            <text:p>1</text:p>
          </table:table-cell>
          <table:table-cell office:value-type="string" calcext:value-type="string">
            <text:p>Torek 14.35 – 15.20</text:p>
          </table:table-cell>
          <table:table-cell/>
          <table:table-cell office:value-type="float" office:value="8" calcext:value-type="float">
            <text:p>8</text:p>
          </table:table-cell>
          <table:table-cell office:value-type="string" calcext:value-type="string">
            <text:p>Program je namenjen otrokom, ki se želijo seznaniti s tenisom in nimajo predhodnega znanja. Otroci osvajajo tehnike tenisa in pridobivajo nove motorične sposobnosti. Skozi igralni pristop se usmeri otroke v samostojno odločanje pri iskanju rešitev v različnih situacijah. Tehnični, taktični, gibalni in moštveni deli so vodilo za osvojitev nivoja – igra čez mrežo, mehka teniška žoga, junior loparji in mreža.</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Košarka (deklice)</text:p>
          </table:table-cell>
          <table:table-cell office:value-type="string" calcext:value-type="string">
            <text:p>Žensko košarkarsko društvo Ježica</text:p>
          </table:table-cell>
          <table:table-cell office:value-type="string" calcext:value-type="string">
            <text:p>4, 5, 6, 7</text:p>
          </table:table-cell>
          <table:table-cell office:value-type="string" calcext:value-type="string">
            <text:p>Ponedeljek 14.35 – 15.20</text:p>
            <text:p>Četrtek 14.35 – 15.20</text:p>
          </table:table-cell>
          <table:table-cell/>
          <table:table-cell office:value-type="float" office:value="21" calcext:value-type="float">
            <text:p>21</text:p>
          </table:table-cell>
          <table:table-cell office:value-type="string" calcext:value-type="string">
            <text:p>Košarka je kolektivna igra in zahteva veliko sodelovanja vsake izmed igralk, zato se še posebej spodbuja druženje in prijateljstvo. Skupna prizadevanja na treningih se nadgrajuje s tekmovanji. Mladim košarkaricam se s tem omogoča dvig samozavesti in osebni razvoj, ki je za današnjo družbo še kako potrebna vrednota.</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Judo (dečki in deklice)</text:p>
          </table:table-cell>
          <table:table-cell office:value-type="string" calcext:value-type="string">
            <text:p>Športno društvo Mala šola juda </text:p>
          </table:table-cell>
          <table:table-cell office:value-type="float" office:value="1.2" calcext:value-type="float">
            <text:p>1,2</text:p>
          </table:table-cell>
          <table:table-cell office:value-type="string" calcext:value-type="string">
            <text:p>Torek 15.30 – 16.15</text:p>
            <text:p>Petek 14.35 – 15.20</text:p>
          </table:table-cell>
          <table:table-cell office:value-type="string" calcext:value-type="string">
            <text:p>10 €/mesec</text:p>
          </table:table-cell>
          <table:table-cell office:value-type="float" office:value="21" calcext:value-type="float">
            <text:p>21</text:p>
          </table:table-cell>
          <table:table-cell office:value-type="string" calcext:value-type="string">
            <text:p>S kvalitetnimi programi otrokom in mladostnikom privzgajajo potrebo po gibanju in pozitivni agresivnosti ter jim tako pomagajo graditi samozavest, spoštovanje, pogum, odgovornost in vztrajnost.</text:p>
            <text:p>Poudarek je predvsem na: </text:p>
            <text:p>učenju pravilnega in varnega padanja;</text:p>
            <text:p>učenju osnovnih elementov juda in osvajanje načel juda; </text:p>
            <text:p>razvijanje osnovnih psihomotorične sposobnosti in spretnosti; </text:p>
            <text:p>nadzorovanje, preprečevanje in usmerjanje telesne agresivnost ter razvijanje odločnosti, moči, spretnosti in poguma z borilnimi igrami.</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Judo (dečki in deklice)</text:p>
          </table:table-cell>
          <table:table-cell office:value-type="string" calcext:value-type="string">
            <text:p>Športno društvo Mala šola juda </text:p>
          </table:table-cell>
          <table:table-cell office:value-type="string" calcext:value-type="string">
            <text:p>3, 4, 5, 6</text:p>
          </table:table-cell>
          <table:table-cell office:value-type="string" calcext:value-type="string">
            <text:p>Torek 16.20 – 17.05</text:p>
            <text:p>Petek 15.30 – 16.15</text:p>
          </table:table-cell>
          <table:table-cell office:value-type="string" calcext:value-type="string">
            <text:p>10 €/mesec</text:p>
          </table:table-cell>
          <table:table-cell office:value-type="float" office:value="21" calcext:value-type="float">
            <text:p>21</text:p>
          </table:table-cell>
          <table:table-cell office:value-type="string" calcext:value-type="string">
            <text:p>S kvalitetnimi programi otrokom in mladostnikom privzgajajo potrebo po gibanju in pozitivni agresivnosti ter jim tako pomagajo graditi samozavest, spoštovanje, pogum, odgovornost in vztrajnost.</text:p>
            <text:p>Poudarek je predvsem na: </text:p>
            <text:p>učenju pravilnega in varnega padanja;</text:p>
            <text:p>učenju osnovnih elementov juda in osvajanje načel juda; </text:p>
            <text:p>razvijanje osnovnih psihomotorične sposobnosti in spretnosti; </text:p>
            <text:p>nadzorovanje, preprečevanje in usmerjanje telesne agresivnost ter razvijanje odločnosti, moči, spretnosti in poguma z borilnimi igrami.</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Košarka (dečki in deklice)</text:p>
          </table:table-cell>
          <table:table-cell office:value-type="string" calcext:value-type="string">
            <text:p>ŠD Otroška košarkarska šola Ljubljana</text:p>
          </table:table-cell>
          <table:table-cell office:value-type="float" office:value="1.2" calcext:value-type="float">
            <text:p>1,2</text:p>
          </table:table-cell>
          <table:table-cell office:value-type="string" calcext:value-type="string">
            <text:p>Ponedeljek 15.30 – 16.15</text:p>
          </table:table-cell>
          <table:table-cell/>
          <table:table-cell office:value-type="float" office:value="21" calcext:value-type="float">
            <text:p>21</text:p>
          </table:table-cell>
          <table:table-cell office:value-type="string" calcext:value-type="string">
            <text:p>Njihova primarna naloga je otrokom približati šport kot način življenja. Otroška košarkarska šola ponuja strokovno in organizirano udejstvovanje dečkov in deklic na nevsiljiv način, kjer s pomočjo igre pridobijo osnovna košarkarska znanja. Projekt je usmerjen k vključevanju otrok v košarko in kasneje v košarkarske klub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Košarka (dečki)</text:p>
          </table:table-cell>
          <table:table-cell office:value-type="string" calcext:value-type="string">
            <text:p>ŠD Otroška košarkarska šola Ljubljana</text:p>
          </table:table-cell>
          <table:table-cell office:value-type="string" calcext:value-type="string">
            <text:p>3, 4, 5, 6</text:p>
          </table:table-cell>
          <table:table-cell office:value-type="string" calcext:value-type="string">
            <text:p>Torek 15.30 – 16.15</text:p>
            <text:p>Četrtek 15.30 – 16.15</text:p>
          </table:table-cell>
          <table:table-cell/>
          <table:table-cell office:value-type="float" office:value="21" calcext:value-type="float">
            <text:p>21</text:p>
          </table:table-cell>
          <table:table-cell office:value-type="string" calcext:value-type="string">
            <text:p>Njihova primarna naloga je otrokom približati šport kot način življenja. Otroška košarkarska šola ponuja strokovno in organizirano udejstvovanje dečkov in deklic na nevsiljiv način, kjer s pomočjo igre pridobijo osnovna košarkarska znanja. Projekt je usmerjen k vključevanju otrok v košarko in kasneje v košarkarske klub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amizni tenis (dečki in deklice)</text:p>
          </table:table-cell>
          <table:table-cell office:value-type="string" calcext:value-type="string">
            <text:p>NTD Kajuh Slovan</text:p>
          </table:table-cell>
          <table:table-cell office:value-type="string" calcext:value-type="string">
            <text:p>2, 3, 4, 5, 6</text:p>
          </table:table-cell>
          <table:table-cell office:value-type="string" calcext:value-type="string">
            <text:p>Četrtek 14.35 – 15.20</text:p>
          </table:table-cell>
          <table:table-cell/>
          <table:table-cell office:value-type="float" office:value="21" calcext:value-type="float">
            <text:p>21</text:p>
          </table:table-cell>
          <table:table-cell office:value-type="string" calcext:value-type="string">
            <text:p>Z delovanjem po osnovnih šolah želijo ustvariti bazo igralcev in igralk, iz katere bodo v prihodnje črpali kvaliteten kader za nastopanje v državnih ligah in v reprezentancah.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Ritmična gimnastika (deklice)</text:p>
          </table:table-cell>
          <table:table-cell office:value-type="string" calcext:value-type="string">
            <text:p>Športni klub Bleščica</text:p>
          </table:table-cell>
          <table:table-cell office:value-type="string" calcext:value-type="string">
            <text:p>1, 2, 3, 4</text:p>
          </table:table-cell>
          <table:table-cell office:value-type="string" calcext:value-type="string">
            <text:p>Ponedeljek 16.20 – 17.05</text:p>
          </table:table-cell>
          <table:table-cell/>
          <table:table-cell office:value-type="float" office:value="21" calcext:value-type="float">
            <text:p>21</text:p>
          </table:table-cell>
          <table:table-cell office:value-type="string" calcext:value-type="string">
            <text:p>Ritmična gimnastika je dragulj v kroni ženskih olimpijskih športov. Združuje prvine baleta, modernega plesa, akrobatike in rokovanja s pripomočki (kolebnica, žoga, obroč, kiji in trak). Mnogi ta zdrav šport povezujejo z umetnostjo, kajti v njem izstopata eleganca in gracioznost, vaje pa pripovedujejo čudovite izrazne zgodbe. </text:p>
            <text:p>Najpomembnejše vodilo našega dela, ki se nanaša na dekleta, je iskanje sposobnosti preko katere se otrok lahko pozitivno afirmira in s tem preko športa raste v samozavestno in ustvarjalno dekl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Baseball (dečki in deklice)</text:p>
          </table:table-cell>
          <table:table-cell office:value-type="string" calcext:value-type="string">
            <text:p>Baseball društvo Ježica</text:p>
          </table:table-cell>
          <table:table-cell office:value-type="string" calcext:value-type="string">
            <text:p>3, 4, 5, 6</text:p>
          </table:table-cell>
          <table:table-cell office:value-type="string" calcext:value-type="string">
            <text:p>Torek 14.35 – 15.20</text:p>
          </table:table-cell>
          <table:table-cell/>
          <table:table-cell office:value-type="float" office:value="21" calcext:value-type="float">
            <text:p>21</text:p>
          </table:table-cell>
          <table:table-cell office:value-type="string" calcext:value-type="string">
            <text:p>Baseball je šport, ki je namenjen otrokom vseh telesnih dispozicij, vsak pa najde najboljše mesto, kjer lahko izrazi samega sebe. Igra se z mehkimi žogami, da je za otroka varno okolje, kjer je izločena nevarnost poškodbe, s tem pa otroku omogočimo hitrejši in lažji razvoj.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Conversational English – native speaker</text:p>
          </table:table-cell>
          <table:table-cell office:value-type="string" calcext:value-type="string">
            <text:p>Robert in Aleša Lehmann</text:p>
          </table:table-cell>
          <table:table-cell office:value-type="string" calcext:value-type="string">
            <text:p>6, 7, 8, 9</text:p>
          </table:table-cell>
          <table:table-cell office:value-type="string" calcext:value-type="string">
            <text:p>Četrtek 14.35 – 15.20</text:p>
          </table:table-cell>
          <table:table-cell/>
          <table:table-cell office:value-type="float" office:value="21" calcext:value-type="float">
            <text:p>21</text:p>
          </table:table-cell>
          <table:table-cell office:value-type="string" calcext:value-type="string">
            <text:p>Učenci, ki želijo nadgraditi znanje angleškega jezika, pridobljenega med poukom, se lahko vključijo v konverzacijski krožek, ki ga bo vodil »naravni govorec« iz ZDA gospod Robert Lehmann, oče naših dveh učenk. Učenje bo temeljilo na komunikaciji in aktivnem sodelovanju učencev, vsebine pa bodo izbrane tematsko glede na zanimanje učencev.</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Plesne vaje</text:p>
          </table:table-cell>
          <table:table-cell/>
          <table:table-cell office:value-type="string" calcext:value-type="string">
            <text:p>1, 2, 3, 4, 5</text:p>
          </table:table-cell>
          <table:table-cell office:value-type="string" calcext:value-type="string">
            <text:p>Petek 14.35 – 15.20</text:p>
          </table:table-cell>
          <table:table-cell/>
          <table:table-cell office:value-type="float" office:value="45" calcext:value-type="float">
            <text:p>45</text:p>
          </table:table-cell>
          <table:table-cell office:value-type="string" calcext:value-type="string">
            <text:p>Izbrali bomo cenovno ugodno plesno šolo, ki bo učencem ponudila čim bolj strokoven in pester program učenja plesa.</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Šola badmintona</text:p>
          </table:table-cell>
          <table:table-cell office:value-type="string" calcext:value-type="string">
            <text:p>Badmintonski klub Ježica</text:p>
          </table:table-cell>
          <table:table-cell office:value-type="string" calcext:value-type="string">
            <text:p>1, 2, 3, 4, 5, 6, 7</text:p>
          </table:table-cell>
          <table:table-cell office:value-type="string" calcext:value-type="string">
            <text:p>Četrtek 14.35 – 15.20</text:p>
          </table:table-cell>
          <table:table-cell office:value-type="string" calcext:value-type="string">
            <text:p>5 €/mesec</text:p>
          </table:table-cell>
          <table:table-cell office:value-type="float" office:value="21" calcext:value-type="float">
            <text:p>21</text:p>
          </table:table-cell>
          <table:table-cell office:value-type="string" calcext:value-type="string">
            <text:p>Badminton je moderna športna igra, ki zahteva od igralca veliko napora in odrekanja. Uvršča se med dvoranske športe. S tem se verjetno ne bodo strinjali tisti, ki lopar vihtijo na bližnjem travniku ali lastnem igrišču. Čeprav tudi ta vrsta igranja prinaša sodelujočim kopico užitkov, pa se igranje badmintona v dvorani od le tega na prostem močno razlikuje. V dvorani veter ne usmerja peresno lahke žogice, zato leti tja, kamor ste jo poslali; zaradi ravne podlage je tekanje hitrejše in varnejše, igra pa bolj dinamična. BK Ježica je klub z dolgoletno tradicijo in želi nadaljevati tradicijo badmintona na tej šoli. Tako bi želeli najmlajšim predstaviti osnove badmintona, jim omogočiti zdravo druženje, ter jih naučiti navezovanja stikov, tekmovalnosti, zmagovati, prenašati poraze in navsezadnje vzdrževati psihofizično kondicijo za vsakodnevne stresne obremenitve. </text:p>
          </table:table-cell>
          <table:table-cell table:style-name="ce1" office:value-type="string" calcext:value-type="string">
            <text:p>KONEC</text:p>
          </table:table-cell>
          <table:table-cell table:number-columns-repeated="1016"/>
        </table:table-row>
        <table:table-row table:style-name="ro1" table:number-rows-repeated="104852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sl" fo:country="SI" style:font-name-asian="DejaVu Sans" style:language-asian="zh" style:country-asian="CN" style:font-name-complex="DejaVu Sans Condensed"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Noto Sans Devanagari" style:font-family-complex="'Noto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5">00.00.0000</text:date>, <text:time style:data-style-name="N2" text:time-value="05:38:50.16030724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6:25:25.527391913</meta:creation-date>
    <dc:date>2018-06-05T05:38:58.095120702</dc:date>
    <meta:editing-duration>PT3H17M58S</meta:editing-duration>
    <meta:editing-cycles>33</meta:editing-cycles>
    <meta:generator>LibreOffice/5.4.2.2.0$Linux_X86_64 LibreOffice_project/40m0$Build-2</meta:generator>
    <meta:document-statistic meta:table-count="1" meta:cell-count="324" meta:object-count="0"/>
  </office:meta>
</office:document-meta>
</file>